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2e2e" officeooo:paragraph-rsid="00132e2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2e2e" officeooo:paragraph-rsid="00132e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a077" officeooo:paragraph-rsid="0013a07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a077" officeooo:paragraph-rsid="0015bf0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1eed" officeooo:paragraph-rsid="00141e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a421" officeooo:paragraph-rsid="0018bb8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7a421" officeooo:paragraph-rsid="0018bb8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a421" officeooo:paragraph-rsid="0019c05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d042e" officeooo:paragraph-rsid="001d042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d3a70" officeooo:paragraph-rsid="001d3a7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d97d6" officeooo:paragraph-rsid="001e1f7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16dac" officeooo:paragraph-rsid="00216da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262c63" officeooo:paragraph-rsid="00262c6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266d26" officeooo:paragraph-rsid="00266d2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a051e" officeooo:paragraph-rsid="002a051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bb83" style:font-style-asian="italic" style:font-style-complex="italic"/>
    </style:style>
    <style:style style:name="T3" style:family="text">
      <style:text-properties fo:font-style="italic" officeooo:rsid="0019c057" style:font-style-asian="italic" style:font-style-complex="italic"/>
    </style:style>
    <style:style style:name="T4" style:family="text">
      <style:text-properties fo:font-style="italic" officeooo:rsid="0017a421" style:font-style-asian="italic" style:font-style-complex="italic"/>
    </style:style>
    <style:style style:name="T5" style:family="text">
      <style:text-properties fo:font-style="italic" officeooo:rsid="0015bf01" style:font-style-asian="italic" style:font-style-complex="italic"/>
    </style:style>
    <style:style style:name="T6" style:family="text">
      <style:text-properties fo:font-style="italic" officeooo:rsid="001b38e0" style:font-style-asian="italic" style:font-style-complex="italic"/>
    </style:style>
    <style:style style:name="T7" style:family="text">
      <style:text-properties fo:font-style="italic" officeooo:rsid="001fc163" style:font-style-asian="italic" style:font-style-complex="italic"/>
    </style:style>
    <style:style style:name="T8" style:family="text">
      <style:text-properties fo:font-style="italic" officeooo:rsid="001e1f71" style:font-style-asian="italic" style:font-style-complex="italic"/>
    </style:style>
    <style:style style:name="T9" style:family="text">
      <style:text-properties fo:font-style="italic" officeooo:rsid="0022341e" style:font-style-asian="italic" style:font-style-complex="italic"/>
    </style:style>
    <style:style style:name="T10" style:family="text">
      <style:text-properties fo:font-style="italic" officeooo:rsid="002aa4cd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aae43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aa4cd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2ea03d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style:text-underline-style="none" officeooo:rsid="002aa4cd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bb83"/>
    </style:style>
    <style:style style:name="T20" style:family="text">
      <style:text-properties style:text-underline-style="solid" style:text-underline-width="auto" style:text-underline-color="font-color" officeooo:rsid="0019c057"/>
    </style:style>
    <style:style style:name="T21" style:family="text">
      <style:text-properties style:text-underline-style="solid" style:text-underline-width="auto" style:text-underline-color="font-color" officeooo:rsid="0015bf01"/>
    </style:style>
    <style:style style:name="T22" style:family="text">
      <style:text-properties style:text-underline-style="solid" style:text-underline-width="auto" style:text-underline-color="font-color" officeooo:rsid="002aa4cd"/>
    </style:style>
    <style:style style:name="T23" style:family="text">
      <style:text-properties style:text-underline-style="solid" style:text-underline-width="auto" style:text-underline-color="font-color" officeooo:rsid="002ea03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ae43" style:font-weight-asian="bold" style:font-weight-complex="bold"/>
    </style:style>
    <style:style style:name="T26" style:family="text">
      <style:text-properties officeooo:rsid="0013a077"/>
    </style:style>
    <style:style style:name="T27" style:family="text">
      <style:text-properties officeooo:rsid="00141eed"/>
    </style:style>
    <style:style style:name="T28" style:family="text">
      <style:text-properties officeooo:rsid="0015bf01"/>
    </style:style>
    <style:style style:name="T29" style:family="text">
      <style:text-properties officeooo:rsid="0017a421"/>
    </style:style>
    <style:style style:name="T30" style:family="text">
      <style:text-properties officeooo:rsid="0018bb83"/>
    </style:style>
    <style:style style:name="T31" style:family="text">
      <style:text-properties officeooo:rsid="0019c057"/>
    </style:style>
    <style:style style:name="T32" style:family="text">
      <style:text-properties officeooo:rsid="001b38e0"/>
    </style:style>
    <style:style style:name="T33" style:family="text">
      <style:text-properties officeooo:rsid="001e1f71"/>
    </style:style>
    <style:style style:name="T34" style:family="text">
      <style:text-properties officeooo:rsid="001fc163"/>
    </style:style>
    <style:style style:name="T35" style:family="text">
      <style:text-properties officeooo:rsid="0022d500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officeooo:rsid="002aa4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илософия триединства жизни</text:p>
      <text:p text:style-name="P1"/>
      <text:p text:style-name="P2"><text:span text:style-name="T24">Настоящая философия</text:span> заключается в понимании <text:span text:style-name="T1">жизни</text:span> как <text:span text:style-name="T1">триединого процесса</text:span> <text:span text:style-name="T1">взаимодействия</text:span> <text:span text:style-name="T11">материи</text:span>, <text:span text:style-name="T11">информации</text:span> и <text:span text:style-name="T11">меры</text:span>.</text:p>
      <text:p text:style-name="P2"/>
      <text:p text:style-name="P2">К <text:span text:style-name="T24">материи</text:span> относится всё то, что мы можем наблюдать во внешнем мире посредством наших органов чувств как вещество или как свет (поле). Вещество пребывает в <text:s/>состояниях твёрдом, жидком, газообразном, плазменном <text:span text:style-name="T26">и переходном</text:span>. Отдельной формой материи является вакуум, который представляет собой невозбужденное состояние поля (электромагнитного, гравитационного, ядерного или слабого).</text:p>
      <text:p text:style-name="P2"/>
      <text:p text:style-name="P3">К <text:span text:style-name="T24">информации</text:span> относятся все формы организации материи, которые мы распознаём как образы. Существует множество различных форм организации материи, начиная от простых, таких как атомы и молекулы, заканчивая сложными, такими как галактики и галактические нити. Между ними находится человеческая форма, которая проявляется в виде конкретного наглядного образа, либо как абстрактная фигура человека.</text:p>
      <text:p text:style-name="P3"/>
      <text:p text:style-name="P4">К <text:span text:style-name="T24">мере</text:span> относится всё то, что мы можем <text:span text:style-name="T11">измерить по количеству или качеству, что описывается словесно или с помощью символов, чисел </text:span><text:span text:style-name="T12">и их последовательностей</text:span>. Любой материальный объект, любой информационный образ всегда размерен, то есть состоит из множества <text:span text:style-name="T28">отдельных </text:span>мерных характеристик, <text:span text:style-name="T27">таких как яркость (интенсивность света), цвет (частота света) и тд. Мерные характеристики материальных объектов могут различаться, поэтому мы можем сравнивать объекты между собой по их мере.</text:span></text:p>
      <text:p text:style-name="P3"/>
      <text:p text:style-name="P5"><text:span text:style-name="T15">Материя</text:span>, <text:span text:style-name="T15">информация</text:span> и <text:span text:style-name="T15">мера</text:span> <text:span text:style-name="T18">неразрывно связаны между собой</text:span> — <text:span text:style-name="T25">л</text:span><text:span text:style-name="T24">юбой материальный объект размерен и имеет образ</text:span>. <text:span text:style-name="T1">Процесс восприятия</text:span> этого образа состоит <text:span text:style-name="T4">в </text:span><text:span text:style-name="T1">преобразовании сигнала из внешней среды</text:span> органами чувств, которые «оцифровывают» <text:span text:style-name="T29">его </text:span><text:span text:style-name="T1">мерные характеристики</text:span>, <text:span text:style-name="T1">обрабатыва</text:span><text:span text:style-name="T6">емые </text:span><text:span text:style-name="T1">мозгом</text:span> и <text:span text:style-name="T4">воспринима</text:span><text:span text:style-name="T6">емые</text:span><text:span text:style-name="T1"> нами как конкретные </text:span><text:span text:style-name="T6">размеренные </text:span><text:span text:style-name="T1">образы </text:span><text:span text:style-name="T6">внешних материальных объъектов</text:span> <text:span text:style-name="T32">в нашем внутреннем мире</text:span>.</text:p>
      <text:p text:style-name="P5"/>
      <text:p text:style-name="P5"><text:span text:style-name="T1">Мозг обрабатывает мерные характеристики, </text:span>получаемые от органов чувств по заданному алгоритму — внутренней мере. <text:span text:style-name="T24">Чем более сложно организован мозг, тем с более сложной информацией, более сложными образами он может взаимодействовать.</text:span> <text:span text:style-name="T21">Это справедливо также в отношении материи и меры.</text:span> В тоже время <text:span text:style-name="T1">любое повреждение мозга приводит к потере внутренней меры </text:span><text:span text:style-name="T4">мозга </text:span><text:span text:style-name="T1">и искажению </text:span><text:span text:style-name="T5">процесса</text:span><text:span text:style-name="T1"> восприятия внешнего мира</text:span>,<text:span text:style-name="T1"> а следовательно </text:span><text:span text:style-name="T4">искажению</text:span><text:span text:style-name="T1"> взаимодейств</text:span><text:span text:style-name="T5">ия</text:span><text:span text:style-name="T1"> </text:span><text:span text:style-name="T5">с </text:span><text:span text:style-name="T1">ним и с жизнью</text:span>.</text:p>
      <text:p text:style-name="P5"/>
      <text:p text:style-name="P8">В тоже время, человеческий <text:span text:style-name="T1">мозг развивается, согласно заложенной в него внутренней мере</text:span> — алгоритме развития. Развитие человека состоит в развитии его <text:span text:style-name="T18">человеческих</text:span>, <text:span text:style-name="T18">разумных</text:span> и <text:span text:style-name="T18">волевых</text:span> качест<text:span text:style-name="T31">в, в </text:span>первую очередь: </text:p>
      <text:p text:style-name="P6"/>
      <text:list xml:id="list3467539082" text:style-name="L1">
        <text:list-item>
          <text:p text:style-name="P7"><text:span text:style-name="T18">чувства</text:span> <text:span text:style-name="T1">различения</text:span>, <text:span text:style-name="T1">сопереживания</text:span>, <text:span text:style-name="T1">юмора</text:span>, <text:span text:style-name="T1">веры</text:span>, <text:span text:style-name="T1">совести</text:span>, <text:s/><text:span text:style-name="T31">чувства </text:span><text:span text:style-name="T1">меры</text:span> и <text:span text:style-name="T1">нравственности</text:span></text:p>
        </text:list-item>
        <text:list-item>
          <text:p text:style-name="P7"><text:span text:style-name="T30">в развитии </text:span><text:span text:style-name="T19">культуры</text:span><text:span text:style-name="T30"> </text:span><text:span text:style-name="T1">пищев</text:span><text:span text:style-name="T2">ой</text:span>, <text:span text:style-name="T1">оборонительн</text:span><text:span text:style-name="T2">ой</text:span>, <text:span text:style-name="T2">творческой</text:span>, <text:span text:style-name="T1">родительск</text:span><text:span text:style-name="T2">ой</text:span>, <text:span text:style-name="T1">общественно</text:span><text:span text:style-name="T2">й</text:span>, <text:span text:style-name="T1">исследовательско</text:span><text:span text:style-name="T2">й</text:span> и <text:span text:style-name="T2">философской</text:span></text:p>
        </text:list-item>
        <text:list-item>
          <text:p text:style-name="P7"><text:span text:style-name="T30">в развитии </text:span><text:span text:style-name="T19">мышления</text:span><text:span text:style-name="T30"> </text:span>— <text:span text:style-name="T2">наглядно-действенного</text:span><text:span text:style-name="T30">, </text:span><text:span text:style-name="T2">наглядно-образного</text:span><text:span text:style-name="T30">, </text:span><text:span text:style-name="T2">ассоциативного</text:span><text:span text:style-name="T30">, </text:span><text:span text:style-name="T2">логического</text:span><text:span text:style-name="T30">, </text:span><text:span text:style-name="T2">диалектико-идеалистического</text:span><text:span text:style-name="T30">, </text:span><text:span text:style-name="T2">диалектико-материалистического</text:span><text:span text:style-name="T30"> и </text:span><text:span text:style-name="T2">сценарного</text:span></text:p>
        </text:list-item>
        <text:list-item>
          <text:p text:style-name="P7"><text:span text:style-name="T31">развитии </text:span><text:span text:style-name="T20">внимания</text:span><text:span text:style-name="T31"> </text:span>—<text:span text:style-name="T30"> его </text:span><text:span text:style-name="T2">объёма</text:span><text:span text:style-name="T30">, </text:span><text:span text:style-name="T2">устойчивости</text:span><text:span text:style-name="T30">, </text:span><text:span text:style-name="T2">продолжительности</text:span><text:span text:style-name="T30">, </text:span><text:span text:style-name="T2">переключаемости</text:span><text:span text:style-name="T30">, </text:span><text:span text:style-name="T2">распределения</text:span><text:span text:style-name="T30">, </text:span><text:span text:style-name="T2">концентрации</text:span><text:span text:style-name="T30"> и </text:span><text:span text:style-name="T2">интенсивности</text:span></text:p>
        </text:list-item>
        <text:list-item>
          <text:p text:style-name="P7"><text:span text:style-name="T31">развитии </text:span><text:span text:style-name="T20">воли</text:span><text:span text:style-name="T31"> </text:span>— <text:span text:style-name="T2">решительности</text:span><text:span text:style-name="T30">, </text:span><text:span text:style-name="T2">настойчивости</text:span><text:span text:style-name="T30">, </text:span><text:span text:style-name="T2">энергичности</text:span><text:span text:style-name="T30">, </text:span><text:span text:style-name="T2">выдержки</text:span><text:span text:style-name="T30">, </text:span><text:span text:style-name="T2">дисциплины</text:span><text:span text:style-name="T30">, </text:span><text:span text:style-name="T2">инициативности </text:span><text:span text:style-name="T3">и</text:span><text:span text:style-name="T30"> </text:span><text:span text:style-name="T2">харизмы</text:span></text:p>
        </text:list-item>
      </text:list>
      <text:p text:style-name="P9"><text:soft-page-break/><text:span text:style-name="T30">В </text:span>целом <text:span text:style-name="T24">Вселенная</text:span> как триединый процесс имеет <text:span text:style-name="T11">иерархически</text:span><text:span text:style-name="T18"> </text:span><text:span text:style-name="T11">упорядоченную</text:span><text:span text:style-name="T18"> </text:span><text:span text:style-name="T11">организацию</text:span><text:span text:style-name="T18"> </text:span>множества <text:span text:style-name="T1">взаимовложенных</text:span> в друг друга <text:span text:style-name="T1">процессов</text:span>. Священным началом этой организации является <text:span text:style-name="T24">Бог </text:span><text:span text:style-name="T29">—</text:span><text:span text:style-name="T24"> </text:span><text:span text:style-name="T1">Высший Разум</text:span><text:span text:style-name="T1">, Высшая Душа</text:span><text:span text:style-name="T1"> или Наблюдатель, </text:span><text:span text:style-name="T9">Творец и Создатель</text:span><text:span text:style-name="T1"> целой Вселенной.</text:span></text:p>
      <text:p text:style-name="P9"><text:span text:style-name="T1"/></text:p>
      <text:p text:style-name="P9"><text:span text:style-name="T24">Человек</text:span> создан по образу и подобию Бога и является носителем <text:span text:style-name="T1">Божественной Искры</text:span> — <text:span text:style-name="T1">Человеческого Разума</text:span>. Исходя из понимания человеческого разума, можно прийти к выводу, что существует божественный план, который определяет ход всех процессов во Вселенной. <text:s/>Эволюция жизни на Земле, появление на ней человека — части божественного плана.</text:p>
      <text:p text:style-name="P9"/>
      <text:p text:style-name="P10"><text:span text:style-name="T24">Жизнь</text:span> развивалась от простейших одноклеточных форм до сложных многоклеточных организмов, таких как <text:span text:style-name="T1">растения</text:span>, <text:span text:style-name="T1">животные</text:span> и <text:span text:style-name="T1">человек</text:span>. Человек отличается от животных более <text:span text:style-name="T1">сложной организацией нервной системы</text:span> и более <text:span text:style-name="T1">совершенным строением головного мозга</text:span>, а также <text:span text:style-name="T1">прямохождением</text:span>, более <text:span text:style-name="T1">совершенным устройством пятипалых конечностей</text:span> — рук, <text:span text:style-name="T1">речью</text:span>, <text:span text:style-name="T1">человеческим разумом</text:span> и <text:span text:style-name="T1">наличием развитой культуры</text:span>.</text:p>
      <text:p text:style-name="P10"/>
      <text:p text:style-name="P11">Рассматривая процесс <text:span text:style-name="T24">эволюции</text:span> на большом временном масштабе порядка миллиардов лет, можно увидеть что жизнь, которая зародилась мировом океане, постепенно осваивала новые <text:span text:style-name="T18">материальные среды</text:span> — <text:span text:style-name="T1">поверхность земли</text:span> и <text:span text:style-name="T8">воздух</text:span><text:span text:style-name="T33">, начала осваивать </text:span><text:span text:style-name="T8">эфир</text:span><text:span text:style-name="T33"> — световую материальную среду-носителя энергии и информации</text:span>. <text:span text:style-name="T18">Человек</text:span> <text:span text:style-name="T33">продолжил эту </text:span><text:span text:style-name="T8">логику жизни</text:span> <text:span text:style-name="T33">—</text:span> <text:span text:style-name="T34">приручил </text:span><text:span text:style-name="T7">огонь</text:span><text:span text:style-name="T34">, приспособил </text:span><text:span text:style-name="T7">эфир</text:span><text:span text:style-name="T34"> для передачи информации, начал этап освоения </text:span>космическо<text:span text:style-name="T33">го </text:span><text:span text:style-name="T8">пространства</text:span><text:span text:style-name="T33">.</text:span></text:p>
      <text:p text:style-name="P11"/>
      <text:p text:style-name="P12">В тоже время развитие человеческого общества и человеческой культуры привело к уничтожению других жизненных форм и деградации экосистем планеты Земля. Такое положение дел связано с ошибками допущенными в ходе его развития и не понимании сути жизни. <text:span text:style-name="T35">Суть жизни состоит в умножении жизненных форм, их эволюции и экспансии — освоении новых сред. Иными словами жизненные формы не должны уничтожаться в ходе естественного процесса эволюции множества видов, а должны преобразовываться и усовершенствоваться — и в этом никакие виды не должны мешать друг другу, так как потеря даже одного живого вида это потеря информации о миллионах лет эволюции жизни, потеря эволюционных возможностей в расширении процесса оживления и одухотворения Вселенной.</text:span></text:p>
      <text:p text:style-name="P12"/>
      <text:p text:style-name="P13">Это справедливо так же и в отношении конкретных индивидов являющихся носителями уникальной эволюционной информации. Исключения составляют сбои в эволюционном коде не совместимые с жизнью, которые должны отсеиваться за счёт действия условий среды.</text:p>
      <text:p text:style-name="P13"/>
      <text:p text:style-name="P14">Исправление ошибки в логике развития человеческого общества состоит в формировании <text:span text:style-name="T37">экологической культуры</text:span>, которая должна обрести <text:span text:style-name="T18">первостепенную важность</text:span> в сознании конкретного человека и всего человеческого общества.</text:p>
      <text:p text:style-name="P14"/>
      <text:p text:style-name="P15">Эта <text:span text:style-name="T11">экологическая культура</text:span> должна утверждать ценность жизни каждого вида и каждого индивида, быть активной действенной силой защиты жизни перед угрозой исчезновения. Носителем этой культуры должны стать все люди Земли.</text:p>
      <text:p text:style-name="P15"/>
      <text:p text:style-name="P15"><text:span text:style-name="T24">Ценность жизни</text:span> как чувство заложено в каждом человеке и особено проявляется в детстве, когда <text:span text:style-name="T38">ребёнок обнаруживает </text:span><text:span text:style-name="T17">интерес к живому</text:span><text:span text:style-name="T38">. Это чувство должно быть усилено за счёт правильного </text:span><text:span text:style-name="T13">воспитания чувств</text:span><text:span text:style-name="T38"> ребёнка, культивировании желания ребёнка </text:span><text:span text:style-name="T10">общаться со всеми</text:span><text:span text:style-name="T38"> на основе </text:span><text:span text:style-name="T13">дружес</text:span><text:span text:style-name="T14">твенного</text:span><text:span text:style-name="T13"> отношения</text:span><text:span text:style-name="T38">, окружения ребёнка </text:span><text:span text:style-name="T10">дружелюбными</text:span><text:span text:style-name="T38"> людьми и животными, создании </text:span><text:span text:style-name="T13">экологической природной среды</text:span><text:span text:style-name="T38"> благоприятной для условий </text:span><text:span text:style-name="T10">безопасности</text:span><text:span text:style-name="T38">, </text:span><text:span text:style-name="T10">развития</text:span><text:span text:style-name="T38"> и </text:span><text:span text:style-name="T10">совершенствования</text:span><text:span text:style-name="T38"> </text:span><text:span text:style-name="T22">жизни</text:span><text:span text:style-name="T3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4:45:42.480479288</meta:creation-date>
    <dc:date>2021-06-02T20:45:51.083515582</dc:date>
    <meta:editing-duration>PT1H24M7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807" meta:character-count="6380" meta:non-whitespace-character-count="5581"/>
  </office:meta>
</office:document-meta>
</file>